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9949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23a958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3a9588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9494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4d7d98"/>
    </style:style>
    <style:style style:name="P8" style:family="paragraph" style:parent-style-name="Footnote">
      <style:text-properties officeooo:rsid="0522dfb5" officeooo:paragraph-rsid="0522dfb5"/>
    </style:style>
    <style:style style:name="P9" style:family="paragraph" style:parent-style-name="Footnote">
      <style:text-properties officeooo:rsid="01ad72af" officeooo:paragraph-rsid="01ad72af"/>
    </style:style>
    <style:style style:name="P10" style:family="paragraph" style:parent-style-name="Footnote">
      <style:text-properties officeooo:rsid="01ad72af" officeooo:paragraph-rsid="01c04409"/>
    </style:style>
    <style:style style:name="P11" style:family="paragraph" style:parent-style-name="Footnote">
      <style:text-properties officeooo:rsid="099b52a0" officeooo:paragraph-rsid="099b52a0"/>
    </style:style>
    <style:style style:name="P12" style:family="paragraph" style:parent-style-name="Footnote">
      <style:text-properties officeooo:rsid="050b160e" officeooo:paragraph-rsid="02293da3"/>
    </style:style>
    <style:style style:name="P13" style:family="paragraph" style:parent-style-name="Footnote">
      <style:text-properties officeooo:paragraph-rsid="02269f79"/>
    </style:style>
    <style:style style:name="P14" style:family="paragraph" style:parent-style-name="Footnote">
      <style:text-properties officeooo:rsid="043ccc66" officeooo:paragraph-rsid="0239bb1b"/>
    </style:style>
    <style:style style:name="P15" style:family="paragraph" style:parent-style-name="Footnote">
      <style:text-properties officeooo:rsid="050fa72b" officeooo:paragraph-rsid="0239bb1b"/>
    </style:style>
    <style:style style:name="P16" style:family="paragraph" style:parent-style-name="Standard">
      <style:text-properties officeooo:paragraph-rsid="024053ee"/>
    </style:style>
    <style:style style:name="P17" style:family="paragraph" style:parent-style-name="Standard">
      <style:paragraph-properties fo:line-height="100%"/>
      <style:text-properties officeooo:paragraph-rsid="018eb476"/>
    </style:style>
    <style:style style:name="P18" style:family="paragraph" style:parent-style-name="Standard">
      <style:text-properties style:font-name="Bitstream Vera Sans" fo:font-size="10pt" fo:language="nl" fo:country="NL" officeooo:paragraph-rsid="02002edb" fo:background-color="transparent" style:font-size-asian="10pt" style:language-asian="nl" style:country-asian="NL" style:font-name-complex="Bitstream Vera Sans" style:font-size-complex="10pt"/>
    </style:style>
    <style:style style:name="P19" style:family="paragraph" style:parent-style-name="Standard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officeooo:paragraph-rsid="024053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/>
      <style:text-properties fo:color="#000000" style:font-name="Ubuntu3" fo:font-size="12pt" fo:language="nl" fo:country="NL" fo:font-style="normal" fo:font-weight="normal" officeooo:rsid="047cacfc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style:font-name="Ubuntu3" fo:font-size="12pt" fo:font-style="normal" officeooo:paragraph-rsid="01a844df" style:font-size-asian="12pt" style:font-style-asian="normal" style:font-size-complex="12pt" style:font-style-complex="normal"/>
    </style:style>
    <style:style style:name="P23" style:family="paragraph" style:parent-style-name="Text_20_body" style:list-style-name="L1">
      <style:text-properties fo:color="#000000" style:font-name="Ubuntu3" fo:font-size="12pt" fo:language="nl" fo:country="NL" fo:font-style="normal" style:text-underline-style="none" fo:font-weight="normal" officeooo:rsid="077274a0" officeooo:paragraph-rsid="0241ce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master-page-name="Standard">
      <style:paragraph-properties style:page-number="auto"/>
      <style:text-properties officeooo:paragraph-rsid="01ad72af"/>
    </style:style>
    <style:style style:name="P25" style:family="paragraph" style:parent-style-name="Standard" style:list-style-name="L1">
      <style:text-properties officeooo:paragraph-rsid="01b2d6c2"/>
    </style:style>
    <style:style style:name="P26" style:family="paragraph" style:parent-style-name="Standard" style:list-style-name="L1">
      <style:text-properties officeooo:paragraph-rsid="02057878"/>
    </style:style>
    <style:style style:name="P27" style:family="paragraph" style:parent-style-name="Standard" style:list-style-name="L1">
      <style:text-properties officeooo:paragraph-rsid="024a1aca"/>
    </style:style>
    <style:style style:name="P28" style:family="paragraph" style:parent-style-name="Standard" style:list-style-name="L1">
      <style:text-properties officeooo:paragraph-rsid="0246cd00"/>
    </style:style>
    <style:style style:name="P29" style:family="paragraph" style:parent-style-name="Standard" style:list-style-name="L1">
      <style:text-properties officeooo:paragraph-rsid="024512a7"/>
    </style:style>
    <style:style style:name="P30" style:family="paragraph" style:parent-style-name="Standard" style:list-style-name="L1">
      <style:text-properties officeooo:paragraph-rsid="0246ff27"/>
    </style:style>
    <style:style style:name="P31" style:family="paragraph" style:parent-style-name="Standard" style:list-style-name="L1">
      <style:text-properties fo:color="#000000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officeooo:paragraph-rsid="0205787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1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officeooo:paragraph-rsid="024053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 style:list-style-name="L1">
      <style:text-properties fo:color="#000000" style:font-name="Ubuntu3" fo:font-size="12pt" officeooo:paragraph-rsid="01b2d6c2" style:font-size-asian="12pt" style:font-size-complex="12pt"/>
    </style:style>
    <style:style style:name="P35" style:family="paragraph" style:parent-style-name="Standard" style:list-style-name="L1">
      <style:text-properties fo:color="#000000" style:font-name="Bitstream Vera Sans" fo:font-size="10pt" fo:language="nl" fo:country="NL" fo:font-style="normal" fo:font-weight="normal" officeooo:paragraph-rsid="01b2d6c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3">
      <style:text-properties officeooo:paragraph-rsid="02630a8d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1e313e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1b2d6c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e25d8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2d6c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b5d05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1cef0"/>
    </style:style>
    <style:style style:name="P43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officeooo:paragraph-rsid="02630a8d"/>
    </style:style>
    <style:style style:name="P44" style:family="paragraph" style:parent-style-name="Footnote">
      <style:text-properties officeooo:rsid="050b160e" officeooo:paragraph-rsid="09d362f6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language="nl" fo:country="NL" officeooo:rsid="0462b9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officeooo:rsid="01000573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198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808c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94ea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79e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33a3d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a8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b58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17735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1cb3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66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7ba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8096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8ad57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5bb02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142e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5c90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c1986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b162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f783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ee43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style:text-underline-style="none" fo:font-weight="normal" officeooo:rsid="05272449" style:font-size-asian="12pt" style:font-weight-asian="normal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style:text-underline-style="none" fo:font-weight="normal" officeooo:rsid="0526a1ff" style:font-size-asian="12pt" style:font-weight-asian="normal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63" style:family="text">
      <style:text-properties fo:color="#000000" style:text-line-through-style="none" style:text-line-through-type="none" style:font-name="Ubuntu3" fo:font-size="12pt" style:text-underline-style="none" officeooo:rsid="01be25d8" style:font-size-asian="12pt" style:font-size-complex="12pt"/>
    </style:style>
    <style:style style:name="T6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18a9e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269f7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59203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353e2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3560a2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25ae63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24a9a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560a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37e4c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31039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4e87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8455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59203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619dc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264e6bf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59284c3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88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91" style:family="text">
      <style:text-properties fo:color="#000000" style:text-line-through-style="none" style:text-line-through-type="none" fo:language="nl" fo:country="NL" fo:font-style="normal" style:text-underline-style="none" officeooo:rsid="01bce7a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style:text-line-through-style="none" style:text-line-through-type="none" fo:language="nl" fo:country="NL" fo:font-style="normal" style:text-underline-style="none" officeooo:rsid="01bba86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style:text-line-through-style="none" style:text-line-through-type="none" fo:language="nl" fo:country="NL" fo:font-style="normal" style:text-underline-style="none" officeooo:rsid="0208aa2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style:text-line-through-style="none" style:text-line-through-type="none" fo:language="nl" fo:country="NL" fo:font-style="normal" style:text-underline-style="none" officeooo:rsid="020ae0e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style:text-line-through-style="none" style:text-line-through-type="none" fo:language="nl" fo:country="NL" fo:font-style="normal" style:text-underline-style="none" officeooo:rsid="020cd4c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style:text-line-through-style="none" style:text-line-through-type="none" fo:language="nl" fo:country="NL" fo:font-style="normal" style:text-underline-style="none" officeooo:rsid="022df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style:text-line-through-style="none" style:text-line-through-type="none" fo:language="nl" fo:country="NL" fo:font-style="normal" style:text-underline-style="none" officeooo:rsid="025eb73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style:text-line-through-style="none" style:text-line-through-type="none" fo:language="nl" fo:country="NL" fo:font-style="normal" style:text-underline-style="none" officeooo:rsid="01f9747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style:text-line-through-style="none" style:text-line-through-type="none" fo:language="nl" fo:country="NL" fo:font-style="normal" style:text-underline-style="none" officeooo:rsid="05c1e20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style:text-line-through-style="none" style:text-line-through-type="none" fo:language="nl" fo:country="NL" fo:font-style="normal" style:text-underline-style="none" officeooo:rsid="0263f4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style:text-line-through-style="none" style:text-line-through-type="none" fo:language="nl" fo:country="NL" fo:font-style="normal" style:text-underline-style="none" officeooo:rsid="0976676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style:text-line-through-style="none" style:text-line-through-type="none" fo:language="nl" fo:country="NL" fo:font-style="normal" style:text-underline-style="none" officeooo:rsid="098685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style:text-line-through-style="none" style:text-line-through-type="none" fo:language="nl" fo:country="NL" fo:font-style="normal" style:text-underline-style="none" officeooo:rsid="098ad57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style:text-line-through-style="none" style:text-line-through-type="none" fo:language="nl" fo:country="NL" fo:font-style="normal" style:text-underline-style="none" officeooo:rsid="08d502c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style:text-line-through-style="none" style:text-line-through-type="none" fo:language="nl" fo:country="NL" fo:font-style="normal" style:text-underline-style="none" officeooo:rsid="096232c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style:text-line-through-style="none" style:text-line-through-type="none" fo:language="nl" fo:country="NL" fo:font-style="normal" style:text-underline-style="none" officeooo:rsid="09625aa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style:text-line-through-style="none" style:text-line-through-type="none" fo:language="nl" fo:country="NL" fo:font-style="normal" style:text-underline-style="none" officeooo:rsid="0946324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fo:language="nl" fo:country="NL" fo:font-style="normal" style:text-underline-style="none" fo:font-weight="normal" officeooo:rsid="057b59e4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fo:language="nl" fo:country="NL" fo:font-style="normal" style:text-underline-style="none" fo:font-weight="normal" officeooo:rsid="020ae0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fo:language="nl" fo:country="NL" fo:font-style="normal" style:text-underline-style="none" fo:font-weight="normal" officeooo:rsid="06b58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fo:language="nl" fo:country="NL" fo:font-style="normal" style:text-underline-style="none" fo:font-weight="normal" officeooo:rsid="025bb02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fo:language="nl" fo:country="NL" fo:font-style="normal" style:text-underline-style="none" fo:font-weight="normal" officeooo:rsid="025d4e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fo:language="nl" fo:country="NL" fo:font-style="normal" style:text-underline-style="none" fo:font-weight="normal" officeooo:rsid="0263f4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fo:language="nl" fo:country="NL" fo:font-style="normal" style:text-underline-style="none" fo:font-weight="bold" officeooo:rsid="020ae0e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style:text-line-through-style="none" style:text-line-through-type="none" fo:language="nl" fo:country="NL" fo:font-style="normal" style:text-underline-style="none" fo:font-weight="bold" officeooo:rsid="02639bb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style:text-line-through-style="none" style:text-line-through-type="none" fo:language="nl" fo:country="NL" fo:font-style="normal" style:text-underline-style="none" fo:font-weight="bold" officeooo:rsid="020cd4c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style:text-line-through-style="none" style:text-line-through-type="none" fo:language="nl" fo:country="NL" fo:font-style="normal" style:text-underline-style="none" fo:font-weight="bold" officeooo:rsid="0263f41c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style:font-name="Ubuntu3" fo:font-size="12pt" fo:language="nl" fo:country="NL" fo:font-weight="normal" officeooo:rsid="01ad72a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style:font-name="Ubuntu3" fo:font-size="12pt" fo:language="nl" fo:country="NL" fo:font-weight="normal" officeooo:rsid="01b20ed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font-name="Ubuntu3" fo:font-size="12pt" fo:language="nl" fo:country="NL" fo:font-style="normal" fo:font-weight="normal" officeooo:rsid="00bc38b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font-name="Ubuntu3" fo:font-size="12pt" fo:language="nl" fo:country="NL" fo:font-style="normal" fo:font-weight="normal" officeooo:rsid="021399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135" style:family="text">
      <style:text-properties fo:color="#000000" style:font-name="Ubuntu3" fo:font-size="12pt" style:font-size-asian="12pt" style:font-size-complex="12pt"/>
    </style:style>
    <style:style style:name="T136" style:family="text">
      <style:text-properties fo:color="#000000" style:font-name="Ubuntu3" fo:font-size="12pt" officeooo:rsid="004804ae" style:font-size-asian="12pt" style:font-size-complex="12pt"/>
    </style:style>
    <style:style style:name="T137" style:family="text">
      <style:text-properties fo:color="#000000" style:font-name="Ubuntu3" fo:font-size="12pt" officeooo:rsid="03045141" style:font-size-asian="12pt" style:font-size-complex="12pt"/>
    </style:style>
    <style:style style:name="T138" style:family="text">
      <style:text-properties fo:color="#000000" fo:language="nl" fo:country="NL" fo:font-style="normal" officeooo:rsid="0190988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9" style:family="text">
      <style:text-properties fo:color="#000000" fo:language="nl" fo:country="NL" fo:font-style="normal" officeooo:rsid="046ccdc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style:font-name="Ubuntu3" officeooo:rsid="059284c3"/>
    </style:style>
    <style:style style:name="T142" style:family="text">
      <style:text-properties style:font-name="Ubuntu3" fo:font-weight="bold" officeooo:rsid="06234873" style:font-weight-asian="bold" style:font-weight-complex="bold"/>
    </style:style>
    <style:style style:name="T143" style:family="text">
      <style:text-properties style:font-name="Ubuntu3" fo:font-weight="bold" officeooo:rsid="059284c3" style:font-weight-asian="bold" style:font-weight-complex="bold"/>
    </style:style>
    <style:style style:name="T144" style:family="text">
      <style:text-properties style:font-name="Ubuntu3" fo:font-weight="bold" officeooo:rsid="05a93325" style:font-weight-asian="bold" style:font-weight-complex="bold"/>
    </style:style>
    <style:style style:name="T145" style:family="text">
      <style:text-properties style:font-name="Ubuntu3" fo:font-weight="bold" officeooo:rsid="0224a9a3" style:font-weight-asian="bold" style:font-weight-complex="bold"/>
    </style:style>
    <style:style style:name="T146" style:family="text">
      <style:text-properties style:font-name="Ubuntu3" fo:font-weight="bold" officeooo:rsid="02269f79" style:font-weight-asian="bold" style:font-weight-complex="bold"/>
    </style:style>
    <style:style style:name="T147" style:family="text">
      <style:text-properties style:font-name="Ubuntu3" fo:font-weight="bold" officeooo:rsid="0231648f" style:font-weight-asian="bold" style:font-weight-complex="bold"/>
    </style:style>
    <style:style style:name="T148" style:family="text">
      <style:text-properties style:font-name="Ubuntu3" fo:font-weight="bold" officeooo:rsid="02334763" style:font-weight-asian="bold" style:font-weight-complex="bold"/>
    </style:style>
    <style:style style:name="T149" style:family="text">
      <style:text-properties style:font-name="Ubuntu3" fo:font-weight="bold" officeooo:rsid="0236a1b6" style:font-weight-asian="bold" style:font-weight-complex="bold"/>
    </style:style>
    <style:style style:name="T150" style:family="text">
      <style:text-properties style:font-name="Ubuntu3" fo:font-weight="bold" officeooo:rsid="09ccb699" style:font-weight-asian="bold" style:font-weight-complex="bold"/>
    </style:style>
    <style:style style:name="T151" style:family="text">
      <style:text-properties style:font-name="Ubuntu3" style:text-underline-style="none" fo:font-weight="bold" officeooo:rsid="059284c3" style:font-weight-asian="bold" style:font-weight-complex="bold"/>
    </style:style>
    <style:style style:name="T152" style:family="text">
      <style:text-properties style:font-name="Ubuntu3" officeooo:rsid="0216c27c"/>
    </style:style>
    <style:style style:name="T153" style:family="text">
      <style:text-properties style:font-name="Ubuntu3" officeooo:rsid="0224a9a3"/>
    </style:style>
    <style:style style:name="T154" style:family="text">
      <style:text-properties style:font-name="Ubuntu3" fo:font-weight="normal" officeooo:rsid="02269f79" style:font-weight-asian="normal" style:font-weight-complex="normal"/>
    </style:style>
    <style:style style:name="T155" style:family="text">
      <style:text-properties style:font-name="Ubuntu3" fo:font-weight="normal" officeooo:rsid="059284c3" style:font-weight-asian="normal" style:font-weight-complex="normal"/>
    </style:style>
    <style:style style:name="T156" style:family="text">
      <style:text-properties style:font-name="Ubuntu3" fo:font-weight="normal" officeooo:rsid="0231648f" style:font-weight-asian="normal" style:font-weight-complex="normal"/>
    </style:style>
    <style:style style:name="T157" style:family="text">
      <style:text-properties style:font-name="Ubuntu3" fo:font-weight="normal" officeooo:rsid="02334763" style:font-weight-asian="normal" style:font-weight-complex="normal"/>
    </style:style>
    <style:style style:name="T158" style:family="text">
      <style:text-properties style:font-name="Ubuntu3" fo:font-weight="normal" officeooo:rsid="025b8882" style:font-weight-asian="normal" style:font-weight-complex="normal"/>
    </style:style>
    <style:style style:name="T159" style:family="text">
      <style:text-properties style:font-name="Ubuntu3" fo:font-weight="normal" officeooo:rsid="025bb02a" style:font-weight-asian="normal" style:font-weight-complex="normal"/>
    </style:style>
    <style:style style:name="T160" style:family="text">
      <style:text-properties style:font-name="Ubuntu3" fo:font-weight="normal" officeooo:rsid="05a93325" style:font-weight-asian="normal" style:font-weight-complex="normal"/>
    </style:style>
    <style:style style:name="T161" style:family="text">
      <style:text-properties style:font-name="Ubuntu3" fo:font-weight="normal" officeooo:rsid="0a57c963" style:font-weight-asian="normal" style:font-weight-complex="normal"/>
    </style:style>
    <style:style style:name="T162" style:family="text">
      <style:text-properties style:font-name="Ubuntu3" fo:font-weight="normal" officeooo:rsid="09dc4c93" style:font-weight-asian="normal" style:font-weight-complex="normal"/>
    </style:style>
    <style:style style:name="T163" style:family="text">
      <style:text-properties style:font-name="Ubuntu3" officeooo:rsid="091af4fe"/>
    </style:style>
    <style:style style:name="T164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fo:font-weight="normal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text-line-through-style="none" style:text-line-through-type="none" fo:language="nl" fo:country="NL" fo:font-style="normal" fo:font-weight="normal" officeooo:rsid="0982fcef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use-window-font-color="true"/>
    </style:style>
    <style:style style:name="T170" style:family="text">
      <style:text-properties style:use-window-font-color="true" style:text-line-through-style="none" style:text-line-through-type="none" fo:font-size="12pt" style:text-underline-style="none" fo:font-weight="normal" officeooo:rsid="00fb0155" style:font-size-asian="12pt" style:font-weight-asian="normal" style:font-size-complex="12pt" style:font-weight-complex="normal"/>
    </style:style>
    <style:style style:name="T17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style:font-name="Ubuntu3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style:font-name="Ubuntu3" fo:font-size="12pt" fo:language="nl" fo:country="NL" style:text-underline-style="dotted" style:text-underline-width="auto" style:text-underline-color="font-color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officeooo:rsid="047da547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officeooo:rsid="059284c3" style:font-weight-asian="normal" style:font-weight-complex="normal"/>
    </style:style>
    <style:style style:name="T185" style:family="text">
      <style:text-properties fo:font-weight="normal" officeooo:rsid="02334763" style:font-weight-asian="normal" style:font-weight-complex="normal"/>
    </style:style>
    <style:style style:name="T186" style:family="text">
      <style:text-properties fo:font-weight="normal" officeooo:rsid="025b8882" style:font-weight-asian="normal" style:font-weight-complex="normal"/>
    </style:style>
    <style:style style:name="T187" style:family="text">
      <style:text-properties fo:font-weight="normal" officeooo:rsid="0a57c963" style:font-weight-asian="normal" style:font-weight-complex="normal"/>
    </style:style>
    <style:style style:name="T188" style:family="text">
      <style:text-properties officeooo:rsid="047fb57c"/>
    </style:style>
    <style:style style:name="T189" style:family="text">
      <style:text-properties officeooo:rsid="047da547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officeooo:rsid="059284c3" style:font-weight-asian="bold" style:font-weight-complex="bold"/>
    </style:style>
    <style:style style:name="T192" style:family="text">
      <style:text-properties fo:font-weight="bold" officeooo:rsid="02178ea0" style:font-weight-asian="bold" style:font-weight-complex="bold"/>
    </style:style>
    <style:style style:name="T193" style:family="text">
      <style:text-properties fo:font-weight="bold" officeooo:rsid="02334763" style:font-weight-asian="bold" style:font-weight-complex="bold"/>
    </style:style>
    <style:style style:name="T194" style:family="text">
      <style:text-properties fo:font-weight="bold" officeooo:rsid="0236a1b6" style:font-weight-asian="bold" style:font-weight-complex="bold"/>
    </style:style>
    <style:style style:name="T195" style:family="text">
      <style:text-properties fo:font-weight="bold" officeooo:rsid="02584551" style:font-weight-asian="bold" style:font-weight-complex="bold"/>
    </style:style>
    <style:style style:name="T196" style:family="text">
      <style:text-properties officeooo:rsid="059284c3"/>
    </style:style>
    <style:style style:name="T197" style:family="text">
      <style:text-properties officeooo:rsid="01be25d8"/>
    </style:style>
    <style:style style:name="T198" style:family="text">
      <style:text-properties officeooo:rsid="01be686e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font-size="10pt" officeooo:rsid="02229cab" style:font-size-asian="10pt" style:font-size-complex="10pt"/>
    </style:style>
    <style:style style:name="T201" style:family="text">
      <style:text-properties fo:font-size="10pt" officeooo:rsid="0223c274" style:font-size-asian="10pt" style:font-size-complex="10pt"/>
    </style:style>
    <style:style style:name="T202" style:family="text">
      <style:text-properties fo:font-size="10pt" officeooo:rsid="02240e66" style:font-size-asian="10pt" style:font-size-complex="10pt"/>
    </style:style>
    <style:style style:name="T203" style:family="text">
      <style:text-properties style:text-underline-style="none" fo:font-weight="bold" officeooo:rsid="059284c3" style:font-weight-asian="bold" style:font-weight-complex="bold"/>
    </style:style>
    <style:style style:name="T204" style:family="text">
      <style:text-properties officeooo:rsid="0549680c"/>
    </style:style>
    <style:style style:name="T205" style:family="text">
      <style:text-properties officeooo:rsid="043ccc66"/>
    </style:style>
    <style:style style:name="T206" style:family="text">
      <style:text-properties officeooo:rsid="02178ea0"/>
    </style:style>
    <style:style style:name="T207" style:family="text">
      <style:text-properties fo:font-size="9pt" style:font-size-asian="9pt" style:font-size-complex="9pt"/>
    </style:style>
    <style:style style:name="T208" style:family="text">
      <style:text-properties officeooo:rsid="099c0436"/>
    </style:style>
    <style:style style:name="T209" style:family="text">
      <style:text-properties officeooo:rsid="0a142e78"/>
    </style:style>
    <style:style style:name="T210" style:family="text">
      <style:text-properties officeooo:rsid="0a5b2bd2"/>
    </style:style>
    <style:style style:name="T211" style:family="text">
      <style:text-properties officeooo:rsid="0a5e8ad6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Strong_20_Emphasis"><text:span text:style-name="T125">C</text:span></text:span><text:span text:style-name="Strong_20_Emphasis"><text:span text:style-name="T123">h</text:span></text:span><text:span text:style-name="Strong_20_Emphasis"><text:span text:style-name="T122">ecklist voor </text:span></text:span><text:span text:style-name="Strong_20_Emphasis"><text:span text:style-name="T124">het</text:span></text:span><text:span text:style-name="Strong_20_Emphasis"><text:span text:style-name="T122"> install</text:span></text:span><text:span text:style-name="Strong_20_Emphasis"><text:span text:style-name="T124">eren</text:span></text:span><text:span text:style-name="Strong_20_Emphasis"><text:span text:style-name="T122"> van </text:span></text:span><text:reference-mark-start text:name="Distributie"/><text:span text:style-name="Strong_20_Emphasis"><text:span text:style-name="T127">Raspbian</text:span></text:span><text:reference-mark-end text:name="Distributie"/><text:span text:style-name="Strong_20_Emphasis"><text:span text:style-name="T126"><text:note text:id="ftn1" text:note-class="footnote"><text:note-citation>1</text:note-citation><text:note-body><text:p text:style-name="P9">Deze versie heeft codenaam Jessie.</text:p></text:note-body></text:note></text:span></text:span><text:span text:style-name="Strong_20_Emphasis"><text:span text:style-name="T127"> </text:span></text:span><text:reference-mark-start text:name="Versie"/><text:span text:style-name="Strong_20_Emphasis"><text:span text:style-name="T127">8.0</text:span></text:span><text:reference-mark-end text:name="Versie"/><text:span text:style-name="Strong_20_Emphasis"><text:span text:style-name="T127"> </text:span></text:span><text:reference-mark-start text:name="Editie"/><text:span text:style-name="Strong_20_Emphasis"><text:span text:style-name="T128">desktop</text:span></text:span><text:reference-mark-end text:name="Editie"/><text:span text:style-name="Strong_20_Emphasis"><text:span text:style-name="T128">.</text:span></text:span></text:p>
      <text:p text:style-name="P22"><text:span text:style-name="Citation"><text:span text:style-name="T130"/></text:span></text:p>
      <text:p text:style-name="P17"><text:span text:style-name="T122">Kijk op </text:span><text:a xlink:type="simple" xlink:href="https://karelzimmer.nl/" text:style-name="Internet_20_link" text:visited-style-name="Visited_20_Internet_20_Link"><text:span text:style-name="Internet_20_link"><text:span text:style-name="T140">karelzimmer.nl</text:span></text:span></text:a><text:span text:style-name="T122"> </text:span><text:span text:style-name="T8">voor</text:span><text:span text:style-name="T7"> </text:span><text:span text:style-name="T171">deze en andere </text:span><text:span text:style-name="T10">checklists, scripts, en overige bestanden.</text:span></text:p>
      <text:p text:style-name="P20"/>
      <text:p text:style-name="P21"/>
      <text:p text:style-name="P4">V<text:span text:style-name="T188">ul de waarde in achter het </text:span><text:span text:style-name="Definition"><text:span text:style-name="T189">schuingedrukte</text:span></text:span> <text:span text:style-name="T189">woord </text:span><text:span text:style-name="T182">(zie toelichting)</text:span><text:span text:style-name="T189">:</text:span></text:p>
      <text:p text:style-name="P5"><text:span text:style-name="Definition"><text:span text:style-name="T176">g</text:span></text:span><text:span text:style-name="Definition"><text:span text:style-name="T175">ebruiker</text:span></text:span><text:span text:style-name="Definition"><text:span text:style-name="T177"><text:tab/><text:tab/></text:span></text:span><text:span text:style-name="Definition"><text:span text:style-name="T169"> <text:tab/></text:span></text:span><text:span text:style-name="User_20_Entry"><text:span text:style-name="T138">p</text:span></text:span><text:span text:style-name="User_20_Entry"><text:span text:style-name="T139">i</text:span></text:span></text:p>
      <text:p text:style-name="P7"><text:span text:style-name="Definition"><text:span text:style-name="T180">c</text:span></text:span><text:span text:style-name="Definition"><text:span text:style-name="T179">omputernaam<text:tab/></text:span></text:span><text:span text:style-name="Definition"><text:span text:style-name="T181"> <text:s text:c="70"/></text:span></text:span><text:span text:style-name="Definition"><text:span text:style-name="T178"><text:s/></text:span></text:span><text:span text:style-name="Definition"><text:span text:style-name="T172">(</text:span></text:span><text:span text:style-name="Definition"><text:span text:style-name="T173">unieke naam van de compute</text:span></text:span><text:span text:style-name="Definition"><text:span text:style-name="T174">r</text:span></text:span><text:span text:style-name="Definition"><text:span text:style-name="T172">)</text:span></text:span></text:p>
      <text:p text:style-name="P6"><text:span text:style-name="T131">Vervang </text:span><text:span text:style-name="T133">het</text:span><text:span text:style-name="T131"> </text:span><text:span text:style-name="Definition"><text:span text:style-name="T2">schuingedrukte</text:span></text:span><text:span text:style-name="T131"> </text:span><text:span text:style-name="T132">woord </text:span><text:span text:style-name="T131">in deze checklist door </text:span><text:span text:style-name="T132">boven</text:span><text:span text:style-name="T131">staande waarde.</text:span></text:p>
      <text:p text:style-name="P3"/>
      <text:p text:style-name="P2"/>
      <text:list xml:id="list1021777470" text:style-name="L1">
        <text:list-item>
          <text:p text:style-name="P31">Installatie voorbereiden</text:p>
          <text:list>
            <text:list-header>
              <text:p text:style-name="P25"><text:span text:style-name="Strong_20_Emphasis"><text:span text:style-name="T129"/></text:span></text:p>
            </text:list-header>
          </text:list>
          <text:list>
            <text:list-item>
              <text:p text:style-name="P26"><text:span text:style-name="T9">Aanmelden als </text:span><text:span text:style-name="Definition"><text:span text:style-name="T3">gebruike</text:span></text:span><text:span text:style-name="Definition"><text:span text:style-name="T4">r</text:span></text:span><text:span text:style-name="Definition"><text:span text:style-name="T4"><text:text-input text:description=""/></text:span></text:span><text:span text:style-name="T12">.</text:span></text:p>
              <text:p text:style-name="P32"/>
            </text:list-item>
            <text:list-item>
              <text:p text:style-name="P27"><text:span text:style-name="Strong_20_Emphasis"><text:span text:style-name="T33">Installeer</text:span></text:span><text:span text:style-name="Strong_20_Emphasis"><text:span text:style-name="T34"> de scripts via </text:span></text:span><text:span text:style-name="Strong_20_Emphasis"><text:span text:style-name="T35">het starten van </text:span></text:span><text:span text:style-name="Strong_20_Emphasis"><text:span text:style-name="T36">een</text:span></text:span><text:span text:style-name="Strong_20_Emphasis"><text:span text:style-name="T101"> webbrowser</text:span></text:span><text:span text:style-name="Strong_20_Emphasis"><text:span text:style-name="T33">, ga naar </text:span></text:span><text:a xlink:type="simple" xlink:href="https://karelzimmer.nl/" text:style-name="Internet_20_link" text:visited-style-name="Visited_20_Internet_20_Link"><text:span text:style-name="Internet_20_link"><text:span text:style-name="T168">karelzimmer.nl</text:span></text:span></text:a><text:span text:style-name="Strong_20_Emphasis"><text:span text:style-name="T33">, klik op </text:span></text:span><text:span text:style-name="Strong_20_Emphasis"><text:span text:style-name="T101">Linux</text:span></text:span><text:span text:style-name="Strong_20_Emphasis"><text:span text:style-name="T33">, </text:span></text:span><text:span text:style-name="Strong_20_Emphasis"><text:span text:style-name="T35">klik </text:span></text:span><text:span text:style-name="Strong_20_Emphasis"><text:span text:style-name="T33">op </text:span></text:span><text:span text:style-name="Strong_20_Emphasis"><text:span text:style-name="T102">Installeer s</text:span></text:span><text:span text:style-name="Strong_20_Emphasis"><text:span text:style-name="T101">cripts</text:span></text:span><text:span text:style-name="Strong_20_Emphasis"><text:span text:style-name="T33">, </text:span></text:span><text:span text:style-name="Strong_20_Emphasis"><text:span text:style-name="T36">open het bestand met</text:span></text:span><text:span text:style-name="Strong_20_Emphasis"><text:span text:style-name="T101"> Software-installatie</text:span></text:span><text:span text:style-name="Strong_20_Emphasis"><text:span text:style-name="T33">, </text:span></text:span><text:span text:style-name="Strong_20_Emphasis"><text:span text:style-name="T37">en klik op </text:span></text:span><text:span text:style-name="Strong_20_Emphasis"><text:span text:style-name="T102">Installe</text:span></text:span><text:span text:style-name="Strong_20_Emphasis"><text:span text:style-name="T103">r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34"><text:note text:id="ftn2" text:note-class="footnote"><text:note-citation>2</text:note-citation><text:note-body><text:p text:style-name="P11">Of start het <text:span text:style-name="T190">Terminalvanster</text:span> <text:span text:style-name="T208">met</text:span> <text:span text:style-name="T190">Ctrl </text:span>+ <text:span text:style-name="T190">Alt </text:span>+ <text:span text:style-name="T190">T </text:span>en voer uit: <text:span text:style-name="User_20_Entry"><text:span text:style-name="T200">wget</text:span></text:span><text:span text:style-name="User_20_Entry"><text:span text:style-name="T199"> -</text:span></text:span><text:span text:style-name="User_20_Entry"><text:span text:style-name="T200">O-</text:span></text:span><text:span text:style-name="User_20_Entry"><text:span text:style-name="T199"> karelzimmer.nl/</text:span></text:span><text:span text:style-name="User_20_Entry"><text:span text:style-name="T202">s</text:span></text:span><text:span text:style-name="User_20_Entry"><text:span text:style-name="T199">|bash</text:span></text:span></text:p></text:note-body></text:note></text:span></text:span><text:span text:style-name="Strong_20_Emphasis"><text:span text:style-name="T37">.</text:span></text:span></text:p>
            </text:list-item>
            <text:list-item>
              <text:p text:style-name="P28"><text:span text:style-name="Strong_20_Emphasis"><text:span text:style-name="T19">Volg de aanwijzingen op het scherm.<text:line-break/></text:span></text:span></text:p>
            </text:list-item>
            <text:list-item>
              <text:p text:style-name="P29"><text:span text:style-name="Strong_20_Emphasis"><text:span text:style-name="T13">Bereid de installatie voor </text:span></text:span><text:span text:style-name="Strong_20_Emphasis"><text:span text:style-name="T20">via </text:span></text:span><text:span text:style-name="Strong_20_Emphasis"><text:span text:style-name="T92">menu</text:span></text:span><text:span text:style-name="Strong_20_Emphasis"><text:span text:style-name="T28"> &gt; </text:span></text:span><text:span text:style-name="Strong_20_Emphasis"><text:span text:style-name="T92">Overig</text:span></text:span><text:span text:style-name="Strong_20_Emphasis"><text:span text:style-name="T28"> &gt; </text:span></text:span><text:span text:style-name="Strong_20_Emphasis"><text:span text:style-name="T91">Start </text:span></text:span><text:span text:style-name="Strong_20_Emphasis"><text:span text:style-name="T94">Here</text:span></text:span><text:span text:style-name="Strong_20_Emphasis"><text:span text:style-name="T20">.</text:span></text:span></text:p>
            </text:list-item>
            <text:list-item>
              <text:p text:style-name="P29"><text:span text:style-name="Strong_20_Emphasis"><text:span text:style-name="T21">K</text:span></text:span><text:span text:style-name="Strong_20_Emphasis"><text:span text:style-name="T22">ie</text:span></text:span><text:span text:style-name="Strong_20_Emphasis"><text:span text:style-name="T23">s</text:span></text:span><text:span text:style-name="Strong_20_Emphasis"><text:span text:style-name="T19"> </text:span></text:span><text:span text:style-name="Strong_20_Emphasis"><text:span text:style-name="T97">2</text:span></text:span><text:span text:style-name="Strong_20_Emphasis"><text:span text:style-name="T93"> </text:span></text:span><text:span text:style-name="Strong_20_Emphasis"><text:span text:style-name="T115"><text:s/></text:span></text:span><text:span text:style-name="Strong_20_Emphasis"><text:span text:style-name="T51">Installatie voorbereiden</text:span></text:span><text:span text:style-name="Strong_20_Emphasis"><text:span text:style-name="T24"><text:note text:id="ftn3" text:note-class="footnote"><text:note-citation>3</text:note-citation><text:note-body><text:p text:style-name="P12"><text:span text:style-name="T141">Of via </text:span><text:span text:style-name="T151">menu</text:span><text:span text:style-name="T141"> &gt; </text:span><text:span text:style-name="T143">Overig</text:span><text:span text:style-name="T155"> &gt; </text:span><text:span text:style-name="T143">Start H</text:span><text:span text:style-name="T145">i</text:span><text:span text:style-name="T143">er</text:span><text:span text:style-name="T155"> </text:span><text:span text:style-name="T154">&gt; </text:span><text:span text:style-name="T146">Menu Opdrachten</text:span><text:span text:style-name="T154"> </text:span><text:span text:style-name="T159">kies </text:span><text:span text:style-name="T153">eerst </text:span><text:span text:style-name="T147">5 </text:span><text:span text:style-name="T156"><text:s/></text:span><text:span text:style-name="T149">lsi</text:span><text:span text:style-name="T143">nsta</text:span><text:span text:style-name="T144">l</text:span><text:span text:style-name="T141"> en </text:span><text:span text:style-name="T152">daarna</text:span><text:span text:style-name="T141"> </text:span><text:span text:style-name="T147">1</text:span><text:span text:style-name="T156"> </text:span><text:span text:style-name="T159"><text:s/></text:span><text:span text:style-name="T149">b</text:span><text:span text:style-name="T143">ackup</text:span>.</text:p></text:note-body></text:note></text:span></text:span><text:span text:style-name="T108"> </text:span><text:span text:style-name="T109">op het menu.</text:span></text:p>
            </text:list-item>
            <text:list-item>
              <text:p text:style-name="P29"><text:span text:style-name="Strong_20_Emphasis"><text:span text:style-name="T19">Volg de aanwijzingen op het scherm.</text:span></text:span></text:p>
            </text:list-item>
          </text:list>
        </text:list-item>
        <text:list-item>
          <text:p text:style-name="P37">Installatie uitvoeren</text:p>
          <text:list>
            <text:list-header>
              <text:p text:style-name="P38"><text:span text:style-name="Strong_20_Emphasis"><text:span text:style-name="T134"/></text:span></text:p>
            </text:list-header>
            <text:list-item>
              <text:p text:style-name="P39"><text:span text:style-name="T135">Start de computer op vanaf </text:span><text:span text:style-name="T136">een </text:span><text:span text:style-name="T136"><text:reference-ref text:reference-format="text" text:ref-name="Distributie">Raspbian</text:reference-ref></text:span><text:span text:style-name="T135"><text:s/></text:span><text:span text:style-name="T135"><text:reference-ref text:reference-format="text" text:ref-name="Versie">8.0</text:reference-ref></text:span><text:span text:style-name="T62"><text:s/></text:span><text:span text:style-name="T62"><text:reference-ref text:reference-format="text" text:ref-name="Editie">desktop</text:reference-ref></text:span><text:span text:style-name="T62"><text:s/></text:span><text:span text:style-name="T63">SD-kaart</text:span><text:span text:style-name="Strong_20_Emphasis"><text:span text:style-name="T54"><text:note text:id="ftn4" text:note-class="footnote"><text:note-citation>1</text:note-citation><text:note-body><text:p text:style-name="P10"><text:span text:style-name="T197">Maak een opstartbare SD-kaart v</text:span>ia NOOBS of direct, zie <text:a xlink:type="simple" xlink:href="https://www.raspberrypi.org/downloads/" text:style-name="Internet_20_link" text:visited-style-name="Visited_20_Internet_20_Link"><text:span text:style-name="T207">https://www.raspberrypi.org/downloads/</text:span></text:a><text:span text:style-name="T199">.</text:span><text:line-break/><text:span text:style-name="T198">Op moment van schrijven heeft </text:span>NOOBS <text:span text:style-name="T198">versie 2.1.0 met vrijgavedatum 2016-11-29.</text:span></text:p></text:note-body></text:note></text:span></text:span><text:span text:style-name="T137">.</text:span></text:p>
              <text:p text:style-name="P34"/>
            </text:list-item>
            <text:list-item>
              <text:p text:style-name="P40"><text:span text:style-name="Strong_20_Emphasis"><text:span text:style-name="T11">Zet onderin de taal op </text:span></text:span><text:span text:style-name="Strong_20_Emphasis"><text:span text:style-name="T48">Nederlands</text:span></text:span><text:span text:style-name="Strong_20_Emphasis"><text:span text:style-name="T6"> en klik op </text:span></text:span><text:span text:style-name="Strong_20_Emphasis"><text:span text:style-name="T49"><text:reference-ref text:reference-format="text" text:ref-name="Distributie">Raspbian</text:reference-ref></text:span></text:span><text:span text:style-name="Strong_20_Emphasis"><text:span text:style-name="T49"><text:s/></text:span></text:span><text:span text:style-name="Strong_20_Emphasis"><text:span text:style-name="T50">[Recommended]</text:span></text:span><text:span text:style-name="Strong_20_Emphasis"><text:span text:style-name="T6">.</text:span></text:span></text:p>
              <text:p text:style-name="P35"><text:span text:style-name="Strong_20_Emphasis"><text:span text:style-name="T164"/></text:span></text:p>
            </text:list-item>
            <text:list-item>
              <text:p text:style-name="P41"><text:span text:style-name="Strong_20_Emphasis"><text:span text:style-name="T33">Installeer</text:span></text:span><text:span text:style-name="Strong_20_Emphasis"><text:span text:style-name="T34"> de scripts via </text:span></text:span><text:span text:style-name="Strong_20_Emphasis"><text:span text:style-name="T35">het starten van </text:span></text:span><text:span text:style-name="Strong_20_Emphasis"><text:span text:style-name="T36">een</text:span></text:span><text:span text:style-name="Strong_20_Emphasis"><text:span text:style-name="T101"> webbrowser</text:span></text:span><text:span text:style-name="Strong_20_Emphasis"><text:span text:style-name="T33">, ga naar </text:span></text:span><text:a xlink:type="simple" xlink:href="https://karelzimmer.nl/" text:style-name="Internet_20_link" text:visited-style-name="Visited_20_Internet_20_Link"><text:span text:style-name="Internet_20_link"><text:span text:style-name="T168">karelzimmer.nl</text:span></text:span></text:a><text:span text:style-name="Strong_20_Emphasis"><text:span text:style-name="T33">, klik op </text:span></text:span><text:span text:style-name="Strong_20_Emphasis"><text:span text:style-name="T101">Linux</text:span></text:span><text:span text:style-name="Strong_20_Emphasis"><text:span text:style-name="T33">, </text:span></text:span><text:span text:style-name="Strong_20_Emphasis"><text:span text:style-name="T35">klik </text:span></text:span><text:span text:style-name="Strong_20_Emphasis"><text:span text:style-name="T33">op </text:span></text:span><text:span text:style-name="Strong_20_Emphasis"><text:span text:style-name="T102">Installeer s</text:span></text:span><text:span text:style-name="Strong_20_Emphasis"><text:span text:style-name="T101">cripts</text:span></text:span><text:span text:style-name="Strong_20_Emphasis"><text:span text:style-name="T33">, </text:span></text:span><text:span text:style-name="Strong_20_Emphasis"><text:span text:style-name="T36">open het bestand met</text:span></text:span><text:span text:style-name="Strong_20_Emphasis"><text:span text:style-name="T101"> Software-installatie</text:span></text:span><text:span text:style-name="Strong_20_Emphasis"><text:span text:style-name="T33">, </text:span></text:span><text:span text:style-name="Strong_20_Emphasis"><text:span text:style-name="T37">en klik op </text:span></text:span><text:span text:style-name="Strong_20_Emphasis"><text:span text:style-name="T102">Installe</text:span></text:span><text:span text:style-name="Strong_20_Emphasis"><text:span text:style-name="T103">r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34"><text:note text:id="ftn5" text:note-class="footnote"><text:note-citation>2</text:note-citation><text:note-body><text:p text:style-name="P11">Of start het Terminalvanster <text:span text:style-name="T208">met</text:span> Ctrl + Alt + T en voer uit: <text:span text:style-name="User_20_Entry"><text:span text:style-name="T201">wget</text:span></text:span><text:span text:style-name="User_20_Entry"><text:span text:style-name="T199"> -</text:span></text:span><text:span text:style-name="User_20_Entry"><text:span text:style-name="T201">O-</text:span></text:span><text:span text:style-name="User_20_Entry"><text:span text:style-name="T199"> karelzimmer.nl/</text:span></text:span><text:span text:style-name="User_20_Entry"><text:span text:style-name="T202">s</text:span></text:span><text:span text:style-name="User_20_Entry"><text:span text:style-name="T199">|bash</text:span></text:span></text:p></text:note-body></text:note></text:span></text:span><text:span text:style-name="Strong_20_Emphasis"><text:span text:style-name="T37">.</text:span></text:span></text:p>
            </text:list-item>
          </text:list>
        </text:list-item>
      </text:list>
      <text:list xml:id="list719401185" text:style-name="L3">
        <text:list-item>
          <text:list>
            <text:list-item>
              <text:p text:style-name="P43"><text:span text:style-name="Strong_20_Emphasis"><text:span text:style-name="T19">Volg de aanwijzingen op het scherm.<text:line-break/><text:line-break/></text:span></text:span></text:p>
            </text:list-item>
          </text:list>
        </text:list-item>
      </text:list>
      <text:list xml:id="list102635366880699" text:continue-list="list1021777470" text:style-name="L1">
        <text:list-item>
          <text:p text:style-name="P42"><text:span text:style-name="Strong_20_Emphasis"><text:span text:style-name="T31">Installatie afronden<text:line-break/></text:span></text:span></text:p>
          <text:list>
            <text:list-item>
              <text:p text:style-name="P30"><text:span text:style-name="Strong_20_Emphasis"><text:span text:style-name="T32">Rond de </text:span></text:span><text:span text:style-name="Strong_20_Emphasis"><text:span text:style-name="T25">i</text:span></text:span><text:span text:style-name="Strong_20_Emphasis"><text:span text:style-name="T13">nstall</text:span></text:span><text:span text:style-name="Strong_20_Emphasis"><text:span text:style-name="T25">atie </text:span></text:span><text:span text:style-name="Strong_20_Emphasis"><text:span text:style-name="T32">af</text:span></text:span><text:span text:style-name="Strong_20_Emphasis"><text:span text:style-name="T16"> </text:span></text:span><text:span text:style-name="Strong_20_Emphasis"><text:span text:style-name="T26">via </text:span></text:span><text:span text:style-name="Strong_20_Emphasis"><text:span text:style-name="T92">menu</text:span></text:span><text:span text:style-name="Strong_20_Emphasis"><text:span text:style-name="T28"> &gt; </text:span></text:span><text:span text:style-name="Strong_20_Emphasis"><text:span text:style-name="T92">Overig</text:span></text:span><text:span text:style-name="Strong_20_Emphasis"><text:span text:style-name="T28"> &gt; </text:span></text:span><text:span text:style-name="Strong_20_Emphasis"><text:span text:style-name="T91">Start </text:span></text:span><text:span text:style-name="Strong_20_Emphasis"><text:span text:style-name="T94">H</text:span></text:span><text:span text:style-name="Strong_20_Emphasis"><text:span text:style-name="T96">i</text:span></text:span><text:span text:style-name="Strong_20_Emphasis"><text:span text:style-name="T94">er</text:span></text:span><text:span text:style-name="Strong_20_Emphasis"><text:span text:style-name="T20">.</text:span></text:span></text:p>
            </text:list-item>
            <text:list-item>
              <text:p text:style-name="P30"><text:span text:style-name="Strong_20_Emphasis"><text:span text:style-name="T21">K</text:span></text:span><text:span text:style-name="Strong_20_Emphasis"><text:span text:style-name="T27">ies</text:span></text:span><text:span text:style-name="Strong_20_Emphasis"><text:span text:style-name="T17"> </text:span></text:span><text:span text:style-name="Strong_20_Emphasis"><text:span text:style-name="T118">3</text:span></text:span><text:span text:style-name="Strong_20_Emphasis"><text:span text:style-name="T112"> </text:span></text:span><text:span text:style-name="Strong_20_Emphasis"><text:span text:style-name="T38"><text:s/></text:span></text:span><text:span text:style-name="Strong_20_Emphasis"><text:span text:style-name="T98">I</text:span></text:span><text:span text:style-name="Strong_20_Emphasis"><text:span text:style-name="T99">nstall</text:span></text:span><text:span text:style-name="Strong_20_Emphasis"><text:span text:style-name="T98">atie </text:span></text:span><text:span text:style-name="Strong_20_Emphasis"><text:span text:style-name="T100">afronden</text:span></text:span><text:span text:style-name="Strong_20_Emphasis"><text:span text:style-name="T52"><text:note text:id="ftn6" text:note-class="footnote"><text:note-citation>3</text:note-citation><text:note-body><text:p text:style-name="P13"><text:span text:style-name="T196">Of via </text:span><text:span text:style-name="T203">menu</text:span><text:span text:style-name="T196"> &gt; </text:span><text:span text:style-name="T191">Overig</text:span><text:span text:style-name="T184"> </text:span><text:span text:style-name="T155">&gt; </text:span><text:span text:style-name="T143">Start H</text:span><text:span text:style-name="T145">i</text:span><text:span text:style-name="T143">er</text:span><text:span text:style-name="T155"> </text:span><text:span text:style-name="T154">&gt; </text:span><text:span text:style-name="T146">Menu Opdrachten</text:span><text:span text:style-name="T154"> </text:span><text:span text:style-name="T196">kies op volgorde</text:span><text:span text:style-name="T141"> </text:span><text:span text:style-name="T148">7</text:span><text:span text:style-name="T157"> </text:span><text:span text:style-name="T158"><text:s/></text:span><text:span text:style-name="T149">r</text:span><text:span text:style-name="T142">estore</text:span>, <text:span text:style-name="T193">2</text:span><text:span text:style-name="T185"> </text:span><text:span text:style-name="T186"><text:s/></text:span><text:span text:style-name="T194">i</text:span><text:span text:style-name="T192">nstal</text:span><text:span text:style-name="T206">, en</text:span><text:span text:style-name="T192"><text:line-break/></text:span><text:span text:style-name="T193">3</text:span><text:span text:style-name="T185"> </text:span><text:span text:style-name="T186"><text:s/></text:span><text:span text:style-name="T194">i</text:span><text:span text:style-name="T192">nstal --</text:span><text:span text:style-name="T194">i</text:span><text:span text:style-name="T195">nfo</text:span><text:span text:style-name="T206">.</text:span></text:p></text:note-body></text:note></text:span></text:span><text:span text:style-name="T108">.</text:span></text:p>
            </text:list-item>
            <text:list-item>
              <text:p text:style-name="P30"><text:span text:style-name="Strong_20_Emphasis"><text:span text:style-name="T19">Volg de aanwijzingen op het scherm.<text:line-break/><text:line-break/></text:span></text:span></text:p>
            </text:list-item>
          </text:list>
        </text:list-item>
        <text:list-item>
          <text:p text:style-name="P23">Gebruiker inrichten</text:p>
          <text:list>
            <text:list-item>
              <text:p text:style-name="P30"><text:span text:style-name="Strong_20_Emphasis"><text:span text:style-name="T32">R</text:span></text:span><text:span text:style-name="Strong_20_Emphasis"><text:span text:style-name="T14">icht </text:span></text:span><text:span text:style-name="Definition"><text:span text:style-name="T167">gebruiker</text:span></text:span><text:span text:style-name="Strong_20_Emphasis"><text:span text:style-name="T15"><text:note text:id="ftn7" text:note-class="footnote"><text:note-citation>4</text:note-citation><text:note-body><text:p text:style-name="P14"><text:span text:style-name="T204">Na aanmelden als andere gebruiker, via </text:span><text:span text:style-name="User_20_Entry"><text:span text:style-name="T87">menu</text:span></text:span><text:span text:style-name="User_20_Entry"><text:span text:style-name="T74"> &gt; Overig</text:span></text:span><text:span text:style-name="User_20_Entry"><text:span text:style-name="T65"> &gt; </text:span></text:span><text:span text:style-name="User_20_Entry"><text:span text:style-name="T74">Start H</text:span></text:span><text:span text:style-name="User_20_Entry"><text:span text:style-name="T78">i</text:span></text:span><text:span text:style-name="User_20_Entry"><text:span text:style-name="T74">er</text:span></text:span><text:span text:style-name="User_20_Entry"><text:span text:style-name="T65"> </text:span></text:span><text:span text:style-name="User_20_Entry"><text:span text:style-name="T70">kies</text:span></text:span><text:span text:style-name="User_20_Entry"><text:span text:style-name="T69"> </text:span></text:span><text:span text:style-name="User_20_Entry"><text:span text:style-name="T86">4</text:span></text:span><text:span text:style-name="User_20_Entry"><text:span text:style-name="T71"> </text:span></text:span><text:span text:style-name="User_20_Entry"><text:span text:style-name="T73"><text:s/></text:span></text:span><text:span text:style-name="User_20_Entry"><text:span text:style-name="T86">Gebruiker inrichten</text:span></text:span><text:span text:style-name="User_20_Entry"><text:span text:style-name="T66">.</text:span></text:span></text:p></text:note-body></text:note></text:span></text:span><text:span text:style-name="Strong_20_Emphasis"><text:span text:style-name="T14"> </text:span></text:span><text:span text:style-name="Strong_20_Emphasis"><text:span text:style-name="T16">in </text:span></text:span><text:span text:style-name="Strong_20_Emphasis"><text:span text:style-name="T29">via keuze </text:span></text:span><text:span text:style-name="Strong_20_Emphasis"><text:span text:style-name="T100">4</text:span></text:span><text:span text:style-name="Strong_20_Emphasis"><text:span text:style-name="T113"> </text:span></text:span><text:span text:style-name="Strong_20_Emphasis"><text:span text:style-name="T114"><text:s/></text:span></text:span><text:span text:style-name="Strong_20_Emphasis"><text:span text:style-name="T121">Gebruiker inrichten</text:span></text:span><text:span text:style-name="Strong_20_Emphasis"><text:span text:style-name="T18"><text:note text:id="ftn8" text:note-class="footnote"><text:note-citation>5</text:note-citation><text:note-body><text:p text:style-name="P15"><text:span text:style-name="T205">Of via </text:span><text:span text:style-name="T203">menu</text:span><text:span text:style-name="T196"> &gt; </text:span><text:span text:style-name="T191">Overig</text:span><text:span text:style-name="T184"> </text:span><text:span text:style-name="T155">&gt; </text:span><text:span text:style-name="T143">Start H</text:span><text:span text:style-name="T145">i</text:span><text:span text:style-name="T143">er</text:span><text:span text:style-name="T155"> </text:span><text:span text:style-name="T154">&gt; </text:span><text:span text:style-name="T146">Menu Opdrachten</text:span><text:span text:style-name="T196"> kies </text:span><text:span text:style-name="User_20_Entry"><text:span text:style-name="T69">eerst</text:span></text:span><text:span text:style-name="User_20_Entry"><text:span text:style-name="T65"> </text:span></text:span><text:span text:style-name="User_20_Entry"><text:span text:style-name="T79">8</text:span></text:span><text:span text:style-name="User_20_Entry"><text:span text:style-name="T72"> </text:span></text:span><text:span text:style-name="User_20_Entry"><text:span text:style-name="T73"><text:s/></text:span></text:span><text:span text:style-name="User_20_Entry"><text:span text:style-name="T80">s</text:span></text:span><text:span text:style-name="User_20_Entry"><text:span text:style-name="T75">etup</text:span></text:span><text:span text:style-name="User_20_Entry"><text:span text:style-name="T64"> </text:span></text:span><text:span text:style-name="User_20_Entry"><text:span text:style-name="T67">en </text:span></text:span><text:span text:style-name="User_20_Entry"><text:span text:style-name="T68">daarna</text:span></text:span><text:span text:style-name="User_20_Entry"><text:span text:style-name="T67"> </text:span></text:span><text:span text:style-name="User_20_Entry"><text:span text:style-name="T79">9</text:span></text:span><text:span text:style-name="User_20_Entry"><text:span text:style-name="T72"> </text:span></text:span><text:span text:style-name="User_20_Entry"><text:span text:style-name="T73"><text:s/></text:span></text:span><text:span text:style-name="User_20_Entry"><text:span text:style-name="T80">s</text:span></text:span><text:span text:style-name="User_20_Entry"><text:span text:style-name="T76">etup</text:span></text:span><text:span text:style-name="User_20_Entry"><text:span text:style-name="T77"> </text:span></text:span><text:span text:style-name="User_20_Entry"><text:span text:style-name="T81">--</text:span></text:span><text:span text:style-name="User_20_Entry"><text:span text:style-name="T82">i</text:span></text:span><text:span text:style-name="User_20_Entry"><text:span text:style-name="T83">nfo</text:span></text:span><text:span text:style-name="User_20_Entry"><text:span text:style-name="T66">.</text:span></text:span></text:p></text:note-body></text:note></text:span></text:span><text:span text:style-name="Strong_20_Emphasis"><text:span text:style-name="T30">.</text:span></text:span></text:p>
            </text:list-item>
            <text:list-item>
              <text:p text:style-name="P30"><text:span text:style-name="Strong_20_Emphasis"><text:span text:style-name="T183">Volg de aanwijzingen op het scherm.</text:span></text:span></text:p>
              <text:p text:style-name="P33"/>
            </text:list-item>
          </text:list>
        </text:list-item>
      </text:list>
      <text:p text:style-name="P19"/>
      <text:p text:style-name="P16"><text:span text:style-name="T55">De installatie van </text:span><text:span text:style-name="T55"><text:reference-ref text:reference-format="text" text:ref-name="Distributie">Raspbian</text:reference-ref></text:span><text:span text:style-name="T55"><text:s/></text:span><text:span text:style-name="T56"><text:reference-ref text:reference-format="text" text:ref-name="Versie">8.0</text:reference-ref></text:span><text:span text:style-name="T55"><text:s/></text:span><text:span text:style-name="T55"><text:reference-ref text:reference-format="text" text:ref-name="Editie">desktop</text:reference-ref></text:span><text:span text:style-name="T55"><text:s/>is voltooid.<text:line-break/></text:span></text:p>
      <text:p text:style-name="P18"><text:span text:style-name="T170">Einde c</text:span><text:span text:style-name="T90">hecklist.</text:span><text:span text:style-name="T59"><text:line-break/><text:line-break/></text:span><text:span text:style-name="T60">Deze c</text:span><text:span text:style-name="T61">hecklist is g</text:span><text:span text:style-name="T57">emaakt door Karel Zimmer</text:span><text:span text:style-name="Strong_20_Emphasis"><text:span text:style-name="T58"> </text:span></text:span><text:span text:style-name="T57">(</text:span><text:a xlink:type="simple" xlink:href="https://karelzimmer.nl/" text:style-name="Internet_20_link" text:visited-style-name="Visited_20_Internet_20_Link"><text:span text:style-name="Internet_20_link"><text:span text:style-name="T165">karelzimmer.nl</text:span></text:span></text:a><text:span text:style-name="T57">, </text:span><text:a xlink:type="simple" xlink:href="mailto:info@karelzimmer.nl" text:style-name="Internet_20_link" text:visited-style-name="Visited_20_Internet_20_Link"><text:span text:style-name="Internet_20_link"><text:span text:style-name="T166">info@karelzimmer.nl</text:span></text:span></text:a><text:span text:style-name="T57">).</text:span><text:span text:style-name="Strong_20_Emphasis"><text:span text:style-name="T58"><text:note text:id="ftn9" text:note-class="footnote"><text:note-citation text:label="©">©</text:note-citation><text:note-body><text:p text:style-name="P8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Raspbian 8.0 desktop</text:file-name><text:tab/><text:tab/><text:date style:data-style-name="N36" text:date-value="2020-01-15T10:26:33.684373819">15-01-2020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20-01-15T10:26:33.608875144</dc:date>
    <meta:printed-by>Karel Zimmer</meta:printed-by>
    <meta:print-date>2010-10-15T14:58:44</meta:print-date>
    <meta:keyword>Installatie</meta:keyword>
    <meta:keyword>Checklist</meta:keyword>
    <meta:keyword>Linux</meta:keyword>
    <meta:editing-cycles>2208</meta:editing-cycles>
    <meta:editing-duration>P5DT4H17M22S</meta:editing-duration>
    <dc:creator>Karel Zimmer</dc:creator>
    <meta:document-statistic meta:table-count="0" meta:image-count="0" meta:object-count="0" meta:page-count="2" meta:paragraph-count="38" meta:word-count="408" meta:character-count="2605" meta:non-whitespace-character-count="2163"/>
    <meta:user-defined meta:name="Info 1"/>
    <meta:user-defined meta:name="Info 2"/>
    <meta:user-defined meta:name="Info 3"/>
    <meta:user-defined meta:name="Info 4"/>
  </office:meta>
</office:document-meta>
</file>